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26a8" officeooo:paragraph-rsid="000f26a8"/>
    </style:style>
    <style:style style:name="P2" style:family="paragraph" style:parent-style-name="Standard">
      <style:text-properties officeooo:rsid="001016d3" officeooo:paragraph-rsid="001016d3"/>
    </style:style>
    <style:style style:name="P3" style:family="paragraph" style:parent-style-name="Standard">
      <style:paragraph-properties style:writing-mode="lr-tb"/>
      <style:text-properties officeooo:rsid="00117bf8" officeooo:paragraph-rsid="00117bf8"/>
    </style:style>
    <style:style style:name="T1" style:family="text">
      <style:text-properties officeooo:rsid="001016d3"/>
    </style:style>
    <style:style style:name="T2" style:family="text">
      <style:text-properties officeooo:rsid="00117bf8"/>
    </style:style>
    <style:style style:name="T3" style:family="text">
      <style:text-properties style:text-position="super 58%"/>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2. Binary Tree Level Order Traversal</text:p>
      <text:p text:style-name="P1"/>
      <text:p text:style-name="P1">This problem requires you to traverse the binary tree in a level order. This is a breadth first search (BFS), as opposed to depth first search as is done in an earlier problem. I will cover use cases for BFS; <text:span text:style-name="T1">how to solve this particular problem, and the time complexity of this problem.</text:span></text:p>
      <text:p text:style-name="P1"/>
      <text:p text:style-name="P2">1. A common use case of breadth first search is in search engines to index web pages. When you start at a particular web page, there are typically links to other pages. To determine how related pages are, it makes sense to index using a breadth first approach rather than depth first. If a page has 10 links, it’s likely the 10 pages linked to the original are more common than a page that is linked in succession to. The latter would be depth first.</text:p>
      <text:p text:style-name="P2"/>
      <text:p text:style-name="P2">2. To solve this problem it’s important to recognize that this isn’t truly a breadth first search. We aren’t searching for anything in particular, rather we are constructing a 2D array where each array is the node value(s) of that particular level. We first determine if a root node exists; if one doesn’t we were given an empty tree, so we return an empty array. Next, we establish our output array, temporary queue and a counter variable. We then push the head node into the queue. As long as a node exists in this queue, we will loop. Inside the loop, we make a new array newList which will serve as the 1D array that is pushed into the output array at the end of the loop. We then determine the length of the queue. This length is a result of how many nodes were pushed into it in the previous round indicating the number of nodes “at that level”. Initially it is just the head node. <text:span text:style-name="T2">Because the count is 1, the for loop loops a single time. It sets the temp variable to the first node in the queue, then pushes the value of temp onto to the newList temporary array. Then it checks if this node has a left child, and if it does, it adds it to the queue, and does the same for the right child. It then shifts (pops from the front) the first node in the array. After the for loop completes, it pushes the newList temp array onto the output array. Now q has 2 values in it, the 2 children of root. It will repeat this process, and add the 2 values into the temp array, add all the children of the current nodes in the queue into the queue and shift off the 2 nodes being looked at. Then it will add the temp array into the output array. The count variable is important to understand because it ensures only the nodes at the current level are looked at, and not the children nodes being passed in. Eventually it will reach a point where there are no children left to add so the queue will be empty and the while loop will terminate. Finally the output array is returned.</text:span></text:p>
      <text:p text:style-name="P2"/>
      <text:p text:style-name="P3">3. The time complexity is O(n<text:span text:style-name="T3">2</text:span><text:span text:style-name="T4">) because the worst case here is when it is a totally skewed tree. This results in O(n) + O(n-1)+O(n-2)… which is O(n</text:span><text:span text:style-name="T3">2</text:span><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19:13:17.547258662</meta:creation-date>
    <dc:date>2022-08-02T21:30:16.793937608</dc:date>
    <meta:editing-duration>PT19M45S</meta:editing-duration>
    <meta:editing-cycles>3</meta:editing-cycles>
    <meta:generator>LibreOffice/7.3.5.2$Linux_X86_64 LibreOffice_project/30$Build-2</meta:generator>
    <meta:document-statistic meta:table-count="0" meta:image-count="0" meta:object-count="0" meta:page-count="1" meta:paragraph-count="5" meta:word-count="551" meta:character-count="2895" meta:non-whitespace-character-count="2349"/>
  </office:meta>
</office:document-meta>
</file>